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2.552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8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8-28T11:47:43.8">
            <text:p>2020/8/28 11:47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6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60]);&quot;)&quot;)" office:value-type="string" office:string-value="sn(44)">
            <text:p>sn(44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2" office:value-type="string">
            <text:p>register</text:p>
          </table:table-cell>
          <table:table-cell table:style-name="ce32" office:value-type="string">
            <text:p>started</text:p>
          </table:table-cell>
          <table:table-cell table:style-name="ce32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 office:value-type="date" office:date-value="2020-05-05T10:22:58.79">
            <text:p>20/05/05 10:22</text:p>
          </table:table-cell>
          <table:table-cell table:style-name="ce33" office:value-type="date" office:date-value="2020-05-05T13:45:20.38">
            <text:p>20/05/05 13:4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8" table:number-columns-repeated="2"/>
          <table:table-cell table:style-name="ce34" office:value-type="date" office:date-value="2020-05-05T14:11:02.34">
            <office:annotation office:display="true" draw:style-name="gr1" draw:text-style-name="P2" svg:width="2.899cm" svg:height="1.139cm" svg:x="24.506cm" svg:y="0.015cm" draw:caption-point-x="-0.61cm" draw:caption-point-y="0.53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4"/>
          <table:table-cell table:style-name="ce38"/>
          <table:table-cell table:style-name="ce40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string">
            <text:p>20200414_154231</text:p>
          </table:table-cell>
          <table:table-cell table:style-name="ce35"/>
          <table:table-cell table:style-name="ce35" office:value-type="date" office:date-value="2020-05-04T16:27:08.69">
            <text:p>20/05/04 16:27</text:p>
          </table:table-cell>
          <table:table-cell table:style-name="ce29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string">
            <text:p>20200415_133912</text:p>
          </table:table-cell>
          <table:table-cell table:style-name="ce27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5_134059</text:p>
          </table:table-cell>
          <table:table-cell table:style-name="ce33"/>
          <table:table-cell table:style-name="ce33" office:value-type="date" office:date-value="2020-04-21T17:34:29.2">
            <text:p>20/04/21 17:34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4:34:06.4">
            <text:p>20/04/20 14:34</text:p>
          </table:table-cell>
          <table:table-cell table:style-name="ce33"/>
          <table:table-cell table:style-name="ce33" office:value-type="date" office:date-value="2020-05-04T16:26:45.45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5-03T15:24:02.18">
            <text:p>20/05/03 15:24</text:p>
          </table:table-cell>
          <table:table-cell table:style-name="ce33"/>
          <table:table-cell table:style-name="ce33" office:value-type="date" office:date-value="2020-05-04T16:26:05.69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02:56.06">
            <text:p>20/04/20 17:02</text:p>
          </table:table-cell>
          <table:table-cell table:style-name="ce33" office:value-type="string">
            <text:p>-</text:p>
          </table:table-cell>
          <table:table-cell table:style-name="ce33" office:value-type="date" office:date-value="2020-04-20T17:05:21.06">
            <text:p>20/04/20 17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29:30.440001">
            <text:p>20/04/20 17:29</text:p>
          </table:table-cell>
          <table:table-cell table:style-name="ce33" table:number-columns-repeated="2"/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09:34:39.72">
            <text:p>20/04/21 09:34</text:p>
          </table:table-cell>
          <table:table-cell table:style-name="ce33"/>
          <table:table-cell table:style-name="ce33" office:value-type="date" office:date-value="2020-04-21T10:05:12.21">
            <text:p>20/04/21 10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0:04:55.54">
            <text:p>20/04/21 10:04</text:p>
          </table:table-cell>
          <table:table-cell table:style-name="ce33"/>
          <table:table-cell table:style-name="ce33" office:value-type="date" office:date-value="2020-04-21T17:33:45.42">
            <text:p>20/04/21 17:33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33:31.62">
            <text:p>20/04/21 17:33</text:p>
          </table:table-cell>
          <table:table-cell table:style-name="ce33"/>
          <table:table-cell table:style-name="ce33" office:value-type="date" office:date-value="2020-04-22T12:21:06.61">
            <text:p>20/04/22 12:21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49:45.57">
            <text:p>20/04/21 17:49</text:p>
          </table:table-cell>
          <table:table-cell table:style-name="ce33"/>
          <table:table-cell table:style-name="ce33" office:value-type="date" office:date-value="2020-04-22T14:58:24.09">
            <text:p>20/04/22 14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2T14:35:34.17">
            <text:p>20/04/22 14:35</text:p>
          </table:table-cell>
          <table:table-cell table:style-name="ce33"/>
          <table:table-cell table:style-name="ce33" office:value-type="date" office:date-value="2020-04-24T17:58:58.63">
            <text:p>20/04/24 17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 10.3.3</text:p>
          </table:table-cell>
          <table:table-cell table:style-name="ce36" office:value-type="date" office:date-value="2020-04-25T16:08:49.7">
            <text:p>04.2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 11.1_7</text:p>
          </table:table-cell>
          <table:table-cell table:style-name="ce33" office:value-type="date" office:date-value="2020-04-28T15:10:55.21">
            <text:p>20/04/28 15:10</text:p>
          </table:table-cell>
          <table:table-cell table:style-name="ce33"/>
          <table:table-cell table:style-name="ce33" table:formula="of:=NOW()" office:value-type="date" office:date-value="2020-08-28T11:47:43.9">
            <text:p>20/08/28 11:4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09:27.84">
            <text:p>20/05/02 13:09</text:p>
          </table:table-cell>
          <table:table-cell table:style-name="ce33"/>
          <table:table-cell table:style-name="ce33" office:value-type="date" office:date-value="2020-05-04T16:29:09.74">
            <text:p>20/05/04 16:29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34:57.48">
            <text:p>20/05/02 13:34</text:p>
          </table:table-cell>
          <table:table-cell table:style-name="ce33"/>
          <table:table-cell table:style-name="ce33" office:value-type="date" office:date-value="2020-05-03T15:07:21.81">
            <text:p>20/05/03 15:0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3T15:15:11.93">
            <text:p>05.0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 table:visibility="filter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5T13:44:32.1">
            <text:p>05.0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 table:visibility="filter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7T17:58:30.68">
            <text:p>05.07</text:p>
          </table:table-cell>
          <table:table-cell table:style-name="ce36" office:value-type="date" office:date-value="2020-05-08T14:51:08.78">
            <text:p>05.08</text:p>
          </table:table-cell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5-09T12:32:46.48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 table:visibility="filter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44#10.3.4_4</text:p>
          </table:table-cell>
          <table:table-cell table:style-name="ce36" office:value-type="date" office:date-value="2020-05-09T13:33:14.99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30"/>
          <table:table-cell table:style-name="ce30" office:value-type="string">
            <text:p>10.3.4_6</text:p>
          </table:table-cell>
          <table:table-cell table:style-name="ce36" office:value-type="date" office:date-value="2020-05-13T16:43:37.15">
            <text:p>05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30" table:number-columns-repeated="2"/>
          <table:table-cell table:style-name="ce36" office:value-type="date" office:date-value="2020-05-15T12:56:18.73">
            <text:p>05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0"/>
          <table:table-cell table:style-name="ce30" office:value-type="string">
            <text:p>44#10.4_7</text:p>
          </table:table-cell>
          <table:table-cell table:style-name="ce36" office:value-type="date" office:date-value="2020-05-16T13:25:09.13">
            <text:p>05.1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1" office:value-type="string">
            <text:p>mt4</text:p>
          </table:table-cell>
          <table:table-cell table:style-name="ce31" office:value-type="string">
            <text:p>44#13.24_1</text:p>
          </table:table-cell>
          <table:table-cell table:style-name="ce33" office:value-type="date" office:date-value="2020-05-18T12:32:52.97">
            <text:p>20/05/18 12:32</text:p>
          </table:table-cell>
          <table:table-cell table:style-name="ce33"/>
          <table:table-cell table:style-name="ce33" office:value-type="date" office:date-value="2020-05-18T15:18:27.18">
            <text:p>20/05/18 15:1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 table:visibility="filter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6" office:value-type="date" office:date-value="2020-05-18T15:20:45.94">
            <text:p>05.1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1" office:value-type="string">
            <text:p>php</text:p>
          </table:table-cell>
          <table:table-cell table:style-name="ce31" office:value-type="string">
            <text:p>44#13.26</text:p>
          </table:table-cell>
          <table:table-cell table:style-name="ce33" office:value-type="date" office:date-value="2020-05-19T18:53:20.700001">
            <text:p>20/05/19 18:53</text:p>
          </table:table-cell>
          <table:table-cell table:style-name="ce33"/>
          <table:table-cell table:style-name="ce33" office:value-type="date" office:date-value="2020-05-20T13:50:07.23">
            <text:p>20/05/20 13:50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2:19.46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3:30.2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 table:visibility="filter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1T14:41:22.15">
            <text:p>05.2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2T11:37:26.15">
            <text:p>05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 table:visibility="filter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4T16:49:29.16">
            <text:p>05.2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 table:visibility="filter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6T18:43:31.66">
            <text:p>05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 table:visibility="filter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 table:visibility="filter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9T18:53:54.1">
            <text:p>05.2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09T14:51:57.93">
            <text:p>07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4:05:25.88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4T16:03:58.8">
            <text:p>07.1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5T16:00:05.77">
            <text:p>07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 table:visibility="filter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7-19T11:21:10.7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9T12:29:11.72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7-26T17:03:09.090001">
            <text:p>07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 table:visibility="filter">
          <table:table-cell office:value-type="string">
            <text:p>#</text:p>
          </table:table-cell>
          <table:table-cell table:style-name="ce16" office:value-type="float" office:value="42">
            <text:p>42</text:p>
          </table:table-cell>
          <table:table-cell table:style-name="ce18" office:value-type="string">
            <text:p>sheet</text:p>
          </table:table-cell>
          <table:table-cell table:style-name="ce25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36" office:value-type="date" office:date-value="2020-08-26T16:22:25.91">
            <text:p>08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office:value-type="string">
            <text:p>#</text:p>
          </table:table-cell>
          <table:table-cell table:style-name="ce16" office:value-type="float" office:value="43">
            <text:p>43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30" table:number-columns-repeated="2"/>
          <table:table-cell table:style-name="ce36" office:value-type="date" office:date-value="2020-08-28T11:38:21.09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4">
            <text:p>4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gen trading result list”</text:p>
            <text:p><text:s/>1) as content ==&gt; add : “BUY” or “SELL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8-28T11:40:54.53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8-28T11:40:59.08">
            <text:p>2020/8/28 11:40</text:p>
          </table:table-cell>
          <table:table-cell table:formula="of:=NOW()" office:value-type="date" office:date-value="2020-08-28T11:40:59.08">
            <text:p>2020/8/28 11:40</text:p>
          </table:table-cell>
          <table:table-cell table:formula="of:=NOW()" office:value-type="date" office:date-value="2020-08-28T11:40:59.08">
            <text:p>2020/8/28 11:40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6" table:formula="of:=NOW()" office:value-type="date" office:date-value="2020-08-28T11:40:59.08">
            <text:p>2020/8/28 11:40</text:p>
          </table:table-cell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30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30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8-28T11:47:44.06">
            <text:p>2020/8/28 11:47</text:p>
          </table:table-cell>
          <table:table-cell table:formula="of:=NOW()" office:value-type="date" office:date-value="2020-08-28T11:47:44.06">
            <text:p>2020/8/28 11:47</text:p>
          </table:table-cell>
          <table:table-cell table:formula="of:=NOW()" office:value-type="date" office:date-value="2020-08-28T11:47:44.06">
            <text:p>2020/8/28 11:47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8-28T11:47:44.14">
            <text:p>2020/8/28 11:47</text:p>
          </table:table-cell>
          <table:table-cell table:style-name="ce9" table:formula="of:=NOW()" office:value-type="date" office:date-value="2020-08-28T11:47:44.14">
            <text:p>2020/8/28 11:47</text:p>
          </table:table-cell>
          <table:table-cell table:style-name="ce9" table:formula="of:=NOW()" office:value-type="date" office:date-value="2020-08-28T11:47:44.14">
            <text:p>2020/8/28 11:47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3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3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3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3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3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3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3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57" table:display-filter-buttons="true">
          <table:filter>
            <table:filter-condition table:field-number="2" table:value="coding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2020/08/28</text:date>, <text:time>11:47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8-28T11:47:43.54</dc:date>
    <dc:creator>iwabuchi ken</dc:creator>
    <meta:editing-duration>P2DT5H24M23S</meta:editing-duration>
    <meta:editing-cycles>119</meta:editing-cycles>
    <meta:generator>OpenOffice/4.1.3$Win32 OpenOffice.org_project/413m1$Build-9783</meta:generator>
    <meta:document-statistic meta:table-count="6" meta:cell-count="7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